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14cm" fo:margin-left="0.097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P1" style:family="paragraph" style:parent-style-name="Standard">
      <style:text-properties officeooo:rsid="00079567" officeooo:paragraph-rsid="00079567"/>
    </style:style>
    <style:style style:name="P2" style:family="paragraph" style:parent-style-name="Table_20_Contents">
      <style:text-properties style:font-name="Liberation Sans" fo:font-size="18pt" officeooo:rsid="00079567" officeooo:paragraph-rsid="00079567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0pt" officeooo:rsid="00079567" officeooo:paragraph-rsid="00079567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text-properties style:font-name="Liberation Sans" fo:font-size="20pt" officeooo:rsid="00079567" officeooo:paragraph-rsid="00079567" style:font-size-asian="20pt" style:font-size-complex="2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0pt" officeooo:rsid="00079567" officeooo:paragraph-rsid="00079567" style:font-size-asian="20pt" style:font-size-complex="20pt"/>
    </style:style>
    <style:style style:name="P7" style:family="paragraph" style:parent-style-name="Table_20_Contents">
      <style:text-properties style:font-name="Liberation Sans" fo:font-size="20pt" style:font-size-asian="20pt" style:font-size-complex="20pt"/>
    </style:style>
    <style:style style:name="P8" style:family="paragraph" style:parent-style-name="Table_20_Contents">
      <style:text-properties style:font-name="Liberation Sans" fo:font-size="18pt" style:font-size-asian="18pt" style:font-size-complex="18pt"/>
    </style:style>
    <style:style style:name="P9" style:family="paragraph" style:parent-style-name="Standard">
      <style:text-properties fo:font-size="20pt" fo:font-weight="bold" officeooo:rsid="00079567" officeooo:paragraph-rsid="00079567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officeooo:rsid="00079567" officeooo:paragraph-rsid="00079567" style:font-size-asian="20pt" style:font-size-complex="20pt"/>
    </style:style>
    <style:style style:name="P11" style:family="paragraph" style:parent-style-name="Standard" style:list-style-name="L1">
      <style:text-properties fo:font-size="20pt" officeooo:rsid="00079567" officeooo:paragraph-rsid="00079567" style:font-size-asian="20pt" style:font-size-complex="20pt"/>
    </style:style>
    <style:style style:name="P12" style:family="paragraph" style:parent-style-name="Standard" style:list-style-name="L2">
      <style:text-properties fo:font-size="20pt" officeooo:rsid="00079567" officeooo:paragraph-rsid="00079567" style:font-size-asian="20pt" style:font-size-complex="20pt"/>
    </style:style>
    <style:style style:name="T1" style:family="text">
      <style:text-properties officeooo:rsid="000795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uleur Café <text:s/><text:span text:style-name="T1">(C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row>
          <table:table-cell table:style-name="Tableau1.A1" office:value-type="string">
            <text:p text:style-name="P2">Intro <text:s/></text:p>
          </table:table-cell>
          <table:table-cell table:style-name="Tableau1.B1" office:value-type="string">
            <text:p text:style-name="P3">Percs</text:p>
            <text:p text:style-name="P3"/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Batterie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>+ Basse</text:p>
          </table:table-cell>
          <table:table-cell table:style-name="Tableau1.B2" office:value-type="string">
            <text:p text:style-name="P5">C</text:p>
            <text:p text:style-name="P6">G7/D</text:p>
          </table:table-cell>
          <table:table-cell table:style-name="Tableau1.B2" office:value-type="string">
            <text:p text:style-name="P5">C</text:p>
            <text:p text:style-name="P6">G7/D</text:p>
          </table:table-cell>
          <table:table-cell table:style-name="Tableau1.B2" office:value-type="string">
            <text:p text:style-name="P5">C</text:p>
            <text:p text:style-name="P6">G7/D</text:p>
          </table:table-cell>
          <table:table-cell table:style-name="Tableau1.A2" office:value-type="string">
            <text:p text:style-name="P5">C</text:p>
            <text:p text:style-name="P6">G7/D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>
          <table:table-cell table:style-name="Tableau1.A4" office:value-type="string">
            <text:p text:style-name="P2">Couplet</text:p>
          </table:table-cell>
          <table:table-cell table:style-name="Tableau1.B1" office:value-type="string">
            <text:p text:style-name="P5">C</text:p>
            <text:p text:style-name="P6">G7/D</text:p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5">C</text:p>
            <text:p text:style-name="P6">G7/D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4">%</text:p>
          </table:table-cell>
          <table:table-cell table:style-name="Tableau1.A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>
          <table:table-cell table:style-name="Tableau1.B1" office:value-type="string">
            <text:p text:style-name="P2">Refrain (choeurs)</text:p>
          </table:table-cell>
          <table:table-cell table:style-name="Tableau1.B1" office:value-type="string">
            <text:p text:style-name="P5">C -</text:p>
            <text:p text:style-name="P6">- - </text:p>
          </table:table-cell>
          <table:table-cell table:style-name="Tableau1.B1" office:value-type="string">
            <text:p text:style-name="P5">-</text:p>
          </table:table-cell>
          <table:table-cell table:style-name="Tableau1.B1" office:value-type="string">
            <text:p text:style-name="P5">-</text:p>
          </table:table-cell>
          <table:table-cell table:style-name="Tableau1.E1" office:value-type="string">
            <text:p text:style-name="P5">-</text:p>
          </table:table-cell>
        </table:table-row>
      </table:table>
      <text:p text:style-name="P1"/>
      <text:p text:style-name="P9"/>
      <text:p text:style-name="P10"><text:span text:style-name="T2">Notes</text:span> :</text:p>
      <text:list text:style-name="L1">
        <text:list-item>
          <text:p text:style-name="P11">Sur le refrain, les instruments ne jouent que le 1<text:span text:style-name="T3">er</text:span> temps de la 1ère mesure.</text:p>
        </text:list-item>
      </text:list>
      <text:p text:style-name="P10"/>
      <text:p text:style-name="P9">Structure</text:p>
      <text:list text:style-name="L2">
        <text:list-item>
          <text:p text:style-name="P12">Intro</text:p>
        </text:list-item>
        <text:list-item>
          <text:p text:style-name="P12">Couplet 1 + Refrain </text:p>
        </text:list-item>
        <text:list-item>
          <text:p text:style-name="P12">Couplet 2 + Refrain</text:p>
        </text:list-item>
        <text:list-item>
          <text:p text:style-name="P12">Instrumental (= Couplet)</text:p>
        </text:list-item>
        <text:list-item>
          <text:p text:style-name="P12">Couplet 3 + Refra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18:03:08.155525510</meta:creation-date>
    <dc:date>2025-09-13T18:17:32.701284644</dc:date>
    <meta:editing-duration>PT30S</meta:editing-duration>
    <meta:editing-cycles>1</meta:editing-cycles>
    <meta:document-statistic meta:table-count="1" meta:image-count="0" meta:object-count="0" meta:page-count="1" meta:paragraph-count="40" meta:word-count="78" meta:character-count="302" meta:non-whitespace-character-count="265"/>
    <meta:generator>LibreOffice/25.2.3.2$Linux_X86_64 LibreOffice_project/520$Build-2</meta:generator>
  </office:meta>
</office:document-meta>
</file>